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ocessor.RequestProcesso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Servlet.servic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cessor.getURI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cesso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rocessor.getProces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Processor.rethrow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ervle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rocessor.createTreeProcessorConfiguration( ServletContext servle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